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0e159a" officeooo:paragraph-rsid="000e159a"/>
    </style:style>
    <style:style style:name="P2" style:family="paragraph" style:parent-style-name="Text_20_body">
      <style:text-properties officeooo:rsid="000e159a" officeooo:paragraph-rsid="000e159a"/>
    </style:style>
    <style:style style:name="P3" style:family="paragraph" style:parent-style-name="Text_20_body">
      <style:paragraph-properties fo:text-align="justify" style:justify-single-word="false"/>
      <style:text-properties style:font-name="Liberation Sans" fo:font-size="16pt" fo:font-weight="normal" officeooo:rsid="0012794f" officeooo:paragraph-rsid="0012794f" style:font-size-asian="14pt" style:font-weight-asian="normal" style:font-size-complex="16pt" style:font-weight-complex="normal"/>
    </style:style>
    <style:style style:name="P4" style:family="paragraph" style:parent-style-name="Title">
      <style:text-properties officeooo:rsid="000e159a" officeooo:paragraph-rsid="000e159a"/>
    </style:style>
    <style:style style:name="P5" style:family="paragraph" style:parent-style-name="Text_20_body" style:list-style-name="L1">
      <style:paragraph-properties fo:text-align="justify" style:justify-single-word="false"/>
      <style:text-properties fo:font-size="18pt" fo:font-weight="bold" officeooo:rsid="000e159a" officeooo:paragraph-rsid="000e159a" style:font-size-asian="15.75pt" style:font-weight-asian="bold" style:font-size-complex="18pt" style:font-weight-complex="bold"/>
    </style:style>
    <style:style style:name="P6" style:family="paragraph" style:parent-style-name="Text_20_body" style:list-style-name="L2">
      <style:paragraph-properties fo:text-align="justify" style:justify-single-word="false"/>
      <style:text-properties style:font-name="Liberation Sans" fo:font-size="16pt" fo:font-weight="normal" officeooo:rsid="000e159a" officeooo:paragraph-rsid="000e159a" style:font-size-asian="16pt" style:font-weight-asian="normal" style:font-size-complex="16pt" style:font-weight-complex="normal"/>
    </style:style>
    <style:style style:name="P7" style:family="paragraph" style:parent-style-name="Text_20_body" style:list-style-name="L2">
      <style:paragraph-properties fo:text-align="justify" style:justify-single-word="false"/>
      <style:text-properties style:font-name="Liberation Sans" fo:font-size="16pt" fo:font-weight="normal" officeooo:rsid="00113ad9" officeooo:paragraph-rsid="00113ad9" style:font-size-asian="14pt" style:font-weight-asian="normal" style:font-size-complex="16pt" style:font-weight-complex="normal"/>
    </style:style>
    <style:style style:name="P8" style:family="paragraph" style:parent-style-name="Text_20_body" style:list-style-name="L5">
      <style:paragraph-properties fo:text-align="justify" style:justify-single-word="false"/>
      <style:text-properties style:font-name="Liberation Sans" fo:font-size="16pt" fo:font-weight="normal" officeooo:rsid="00137771" officeooo:paragraph-rsid="00137771" style:font-size-asian="14pt" style:font-weight-asian="normal" style:font-size-complex="16pt" style:font-weight-complex="normal"/>
    </style:style>
    <style:style style:name="P9" style:family="paragraph" style:parent-style-name="Text_20_body" style:list-style-name="L2">
      <style:paragraph-properties fo:text-align="justify" style:justify-single-word="false"/>
      <style:text-properties officeooo:paragraph-rsid="000e159a"/>
    </style:style>
    <style:style style:name="P10" style:family="paragraph" style:parent-style-name="Text_20_body" style:list-style-name="L2">
      <style:paragraph-properties fo:text-align="justify" style:justify-single-word="false"/>
      <style:text-properties officeooo:paragraph-rsid="00101119"/>
    </style:style>
    <style:style style:name="P11" style:family="paragraph" style:parent-style-name="Text_20_body" style:list-style-name="L5">
      <style:paragraph-properties fo:text-align="justify" style:justify-single-word="false"/>
      <style:text-properties officeooo:paragraph-rsid="0012794f"/>
    </style:style>
    <style:style style:name="P12" style:family="paragraph" style:parent-style-name="Text_20_body" style:list-style-name="L5">
      <style:paragraph-properties fo:text-align="justify" style:justify-single-word="false"/>
      <style:text-properties officeooo:paragraph-rsid="00137771"/>
    </style:style>
    <style:style style:name="P13" style:family="paragraph" style:parent-style-name="Text_20_body" style:list-style-name="L3">
      <style:paragraph-properties fo:text-align="justify" style:justify-single-word="false"/>
      <style:text-properties style:font-name="Liberation Serif" fo:font-size="18pt" fo:font-weight="bold" officeooo:rsid="00117224" officeooo:paragraph-rsid="00117224" style:font-size-asian="15.75pt" style:font-weight-asian="bold" style:font-size-complex="18pt" style:font-weight-complex="bold"/>
    </style:style>
    <style:style style:name="P14" style:family="paragraph" style:parent-style-name="Text_20_body" style:list-style-name="L4">
      <style:paragraph-properties fo:text-align="justify" style:justify-single-word="false"/>
      <style:text-properties style:font-name="Liberation Serif" fo:font-size="18pt" fo:font-weight="bold" officeooo:rsid="0012794f" officeooo:paragraph-rsid="0012794f" style:font-size-asian="18pt" style:font-weight-asian="bold" style:font-size-complex="18pt" style:font-weight-complex="bold"/>
    </style:style>
    <style:style style:name="T1" style:family="text">
      <style:text-properties style:font-name="Liberation Sans" fo:font-size="16pt" fo:font-weight="normal" style:font-size-asian="14pt" style:font-weight-asian="normal" style:font-size-complex="16pt" style:font-weight-complex="normal"/>
    </style:style>
    <style:style style:name="T2" style:family="text">
      <style:text-properties style:font-name="Liberation Sans" fo:font-size="16pt" fo:font-weight="normal" officeooo:rsid="00101119" style:font-size-asian="14pt" style:font-weight-asian="normal" style:font-size-complex="16pt" style:font-weight-complex="normal"/>
    </style:style>
    <style:style style:name="T3" style:family="text">
      <style:text-properties style:font-name="Liberation Sans" fo:font-size="16pt" fo:font-weight="normal" officeooo:rsid="00113ad9" style:font-size-asian="14pt" style:font-weight-asian="normal" style:font-size-complex="16pt" style:font-weight-complex="normal"/>
    </style:style>
    <style:style style:name="T4" style:family="text">
      <style:text-properties style:font-name="Liberation Sans" fo:font-size="16pt" fo:font-weight="normal" officeooo:rsid="00117224" style:font-size-asian="14pt" style:font-weight-asian="normal" style:font-size-complex="16pt" style:font-weight-complex="normal"/>
    </style:style>
    <style:style style:name="T5" style:family="text">
      <style:text-properties style:font-name="Liberation Sans" fo:font-size="16pt" fo:font-weight="normal" officeooo:rsid="0012794f" style:font-size-asian="14pt" style:font-weight-asian="normal" style:font-size-complex="16pt" style:font-weight-complex="normal"/>
    </style:style>
    <style:style style:name="T6" style:family="text">
      <style:text-properties style:font-name="Liberation Sans" fo:font-size="16pt" fo:font-weight="normal" officeooo:rsid="00137771" style:font-size-asian="14pt" style:font-weight-asian="normal" style:font-size-complex="16pt" style:font-weight-complex="normal"/>
    </style:style>
    <style:style style:name="T7" style:family="text">
      <style:text-properties style:font-name="Liberation Sans" fo:font-size="16pt" fo:font-weight="normal" officeooo:rsid="00159de3" style:font-size-asian="14pt" style:font-weight-asian="normal" style:font-size-complex="16pt" style:font-weight-complex="normal"/>
    </style:style>
    <style:style style:name="T8" style:family="text">
      <style:text-properties style:font-name="Liberation Sans" fo:font-size="16pt" fo:font-weight="normal" officeooo:rsid="000e159a" style:font-size-asian="16pt" style:font-weight-asian="normal" style:font-size-complex="16pt" style:font-weight-complex="normal"/>
    </style:style>
    <style:style style:name="T9" style:family="text">
      <style:text-properties style:font-name="Liberation Sans" fo:font-size="16pt" fo:font-weight="normal" officeooo:rsid="00101119" style:font-size-asian="16pt" style:font-weight-asian="normal" style:font-size-complex="16pt" style:font-weight-complex="normal"/>
    </style:style>
    <style:style style:name="T10" style:family="text">
      <style:text-properties style:font-name="Liberation Sans" fo:font-size="16pt" fo:font-weight="normal" officeooo:rsid="00113ad9" style:font-size-asian="16pt" style:font-weight-asian="normal" style:font-size-complex="16pt" style:font-weight-complex="normal"/>
    </style:style>
    <style:style style:name="T11" style:family="text">
      <style:text-properties style:font-name="Liberation Sans" fo:font-size="16pt" fo:font-weight="normal" officeooo:rsid="00117224" style:font-size-asian="16pt" style:font-weight-asian="normal" style:font-size-complex="16pt" style:font-weight-complex="normal"/>
    </style:style>
    <style:style style:name="T12" style:family="text">
      <style:text-properties style:font-name="Liberation Sans" fo:font-size="16pt" fo:font-weight="normal" officeooo:rsid="00159de3" style:font-size-asian="16pt" style:font-weight-asian="normal" style:font-size-complex="16pt" style:font-weight-complex="normal"/>
    </style:style>
    <style:style style:name="T13" style:family="text">
      <style:text-properties style:font-name="Liberation Sans" fo:font-size="16pt" fo:font-style="italic" fo:font-weight="normal" officeooo:rsid="00137771" style:font-size-asian="14pt" style:font-style-asian="italic" style:font-weight-asian="normal" style:font-size-complex="16pt" style:font-style-complex="italic" style:font-weight-complex="normal"/>
    </style:style>
    <style:style style:name="T14" style:family="text">
      <style:text-properties style:font-name="Liberation Sans" fo:font-size="16pt" fo:font-style="italic" fo:font-weight="normal" officeooo:rsid="00159de3" style:font-size-asian="14pt" style:font-style-asian="italic" style:font-weight-asian="normal" style:font-size-complex="16pt" style:font-style-complex="italic" style:font-weight-complex="normal"/>
    </style:style>
    <style:style style:name="T15" style:family="text">
      <style:text-properties officeooo:rsid="00117224"/>
    </style:style>
    <style:style style:name="T16" style:family="text">
      <style:text-properties officeooo:rsid="00159de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rabalho 3</text:p>
      <text:p text:style-name="P1">Lost</text:p>
      <text:p text:style-name="P1">g314(Carlos Palma_46520 e Manuel Cunha_48482)</text:p>
      <text:p text:style-name="P2"/>
      <text:list xml:id="list1226017575" text:style-name="L1">
        <text:list-item>
          <text:p text:style-name="P5">Algoritmo</text:p>
        </text:list-item>
      </text:list>
      <text:list xml:id="list2499394750" text:style-name="L2">
        <text:list-item>
          <text:p text:style-name="P6">Pedimos ao utilizador o input que guardamos numa matriz.</text:p>
        </text:list-item>
        <text:list-item>
          <text:p text:style-name="P9"><text:span text:style-name="T8">Percorremos a matriz e verificamos qual o carácter que se encontra em cada posição, cada posição é associada a um vértice (sendo esse vértice identificado por um inteiro obtido p</text:span><text:span text:style-name="T10">or</text:span><text:span text:style-name="T8"> <text:s/></text:span><text:span text:style-name="T11">n</text:span><text:span text:style-name="T12">ú</text:span><text:span text:style-name="T11">mero da</text:span><text:span text:style-name="T8"> linha * n</text:span><text:span text:style-name="T12">ú</text:span><text:span text:style-name="T8">mero de colunas + </text:span><text:span text:style-name="T11">n</text:span><text:span text:style-name="T12">ú</text:span><text:span text:style-name="T11">mero da </text:span><text:span text:style-name="T8">coluna, desta forma obtemos números que correspondem à matriz lida da esquerda para a direita e de cima para baixo, o que é mais intuitivo).</text:span></text:p>
        </text:list-item>
        <text:list-item>
          <text:p text:style-name="P9"><text:span text:style-name="T8">Se o carácter da posição atual for ‘G’ e as </text:span><text:span text:style-name="T9">posições</text:span><text:span text:style-name="T8"> adjacentes não forem obstáculos é criada uma aresta</text:span><text:span text:style-name="T9"> orientada</text:span><text:span text:style-name="T8"> entre o vértice correspondentes à </text:span><text:span text:style-name="T9">posição atual e </text:span><text:span text:style-name="T11">o</text:span><text:span text:style-name="T9"> vértice correspondente à adjacente</text:span><text:span text:style-name="T8"> com peso 1 e carácter ‘A’ associado (A corresponde a: todos podem percorrer a aresta), se o carácter for ‘W’ </text:span><text:span text:style-name="T9">é criada uma aresta com peso 2 e carácter ‘K’ (K corresponde a: só a Kate pode percorrer a aresta</text:span><text:span text:style-name="T11">),</text:span><text:span text:style-name="T9"> se ‘X’ é guardada a posição numa variável (corresponde à posição final) e se for um n</text:span><text:span text:style-name="T12">ú</text:span><text:span text:style-name="T9">mero é guardado num array, na posição </text:span><text:span text:style-name="T11">do array</text:span><text:span text:style-name="T9"> correspondente ao n</text:span><text:span text:style-name="T12">ú</text:span><text:span text:style-name="T9">mero </text:span><text:span text:style-name="T11">que se encontrava nessa posição</text:span><text:span text:style-name="T9"> (posteriormente é criada uma aresta orientada entre este vértice e um vértice escolhido pelo utilizador, com peso também escolhido pelo utilizador, é também associada a esta aresta o carácter ‘J’ que corresponde a: apenas o John pode passar), nesta mesma são também criadas arestas como se se trata-se do carácter ‘G’ pois as magical whells podem ser usadas como grass cells por ambos.</text:span></text:p>
        </text:list-item>
        <text:list-item>
          <text:p text:style-name="P10"><text:soft-page-break/><text:span text:style-name="T2">Por fim, após termos o grafo construido para o John, optamos por utilizar o algoritmo de Bellman-Ford pois trata-se de um algoritmo que al</text:span><text:span text:style-name="T7">é</text:span><text:span text:style-name="T2">m de calcular o </text:span><text:span text:style-name="T3">caminho com menor peso</text:span><text:span text:style-name="T2"> verifica também se existem ciclos no grafo </text:span><text:span text:style-name="T3">e trabalha com pesos negativos</text:span><text:span text:style-name="T2">, as alterações que realizamos ao algoritmo fornecido pelo professor são que apenas são percorridas as arestas com ‘A’ ou ‘J’ e o ciclo que calcula as distâncias </text:span><text:span text:style-name="T3">termina </text:span><text:span text:style-name="T4">quando </text:span><text:span text:style-name="T3">após percorremos todos os nós não é encontrada nenhuma alteração no array de dist</text:span><text:span text:style-name="T7">â</text:span><text:span text:style-name="T3">ncias. <text:s/>Se forem encontrados ciclos, consideramos que o John se encontra “Lost in Time”, se não existir caminho para o vértice consideramos que o mesmo é “Unreachable” e caso exista retornamos o valor do caminho com peso mínimo.</text:span></text:p>
        </text:list-item>
        <text:list-item>
          <text:p text:style-name="P7">A nível da Kate, resolvemos optar por um algoritmo mais rápido pois no caso da mesma não temos de lidar com pesos negativos, como tal escolhemos o <text:span text:style-name="T15">algoritmo de </text:span>Dijkstra, trata-se de uma implementação em tudo semelhante à fornecida pelo professor nas aulas teóricas com a utilização de uma Queue, a única alteração realizada é a nível do percurso no grafo em que apenas são percorridos os caminhos com <text:s/>os caracteres ‘A’ ou ‘K’. Retornamos “Unreachable” se não existir caminho ou o valor do caminho com peso mínimo caso exista.</text:p>
          <text:p text:style-name="P7"/>
        </text:list-item>
      </text:list>
      <text:list xml:id="list1195138819" text:style-name="L3">
        <text:list-item>
          <text:p text:style-name="P13">Grafo construido</text:p>
        </text:list-item>
      </text:list>
      <text:p text:style-name="P3">Foi utilizado um grafo que associa uma lista de vértices <text:span text:style-name="T16">a </text:span>uma lista com as arestas adjacentes a esse vértice.</text:p>
      <text:p text:style-name="P3">Para representar as arestas foi utilizado um objeto “Edge” que cont<text:span text:style-name="T16">é</text:span>m o peso da aresta, o destino da aresta e quem pode percorrer essa mesma aresta, dentro desse mesmo objeto foi declarado um construtor para atribuir os valores a cada aresta.</text:p>
      <text:p text:style-name="P3"/>
      <text:p text:style-name="P3"/>
      <text:list xml:id="list1334637388" text:style-name="L4">
        <text:list-item>
          <text:p text:style-name="P14"><text:soft-page-break/>Análise de complexidade</text:p>
        </text:list-item>
      </text:list>
      <text:list xml:id="list2087360987" text:style-name="L5">
        <text:list-item>
          <text:p text:style-name="P11"><text:span text:style-name="T5">Na função main percorremos toda uma matriz para avaliar de que modo deve ser construido o grafo. </text:span><text:span text:style-name="T7">C</text:span><text:span text:style-name="T5">omo tal apresenta uma complexidade </text:span><text:span text:style-name="T6">temporal</text:span><text:span text:style-name="T5"> </text:span><text:span text:style-name="T6">e espacial de </text:span><text:span text:style-name="T5">Θ (RC) sendo R o n</text:span><text:span text:style-name="T7">ú</text:span><text:span text:style-name="T5">mero de linhas da matriz e C </text:span><text:span text:style-name="T6">o n</text:span><text:span text:style-name="T7">ú</text:span><text:span text:style-name="T6">mero de colunas da matriz.</text:span></text:p>
        </text:list-item>
        <text:list-item>
          <text:p text:style-name="P8">De seguida percorremos um array onde estão guardadas as magic whells logo a complexidade tanto temporal como espacial é Θ (M) sendo M o n<text:span text:style-name="T16">ú</text:span>mero de magic whells que o utilizador pretende inserir.</text:p>
        </text:list-item>
        <text:list-item>
          <text:p text:style-name="P12"><text:span text:style-name="T6">No algoritmo de Bellman_Ford são percorridos todos os vértices e arestas, o que resulta numa complexidade temporal e espacial de </text:span><text:span text:style-name="Emphasis"><text:span text:style-name="T1">O (VE)</text:span></text:span><text:span text:style-name="Emphasis"><text:span text:style-name="T6"> sendo V o n</text:span></text:span><text:span text:style-name="Emphasis"><text:span text:style-name="T7">ú</text:span></text:span><text:span text:style-name="Emphasis"><text:span text:style-name="T6">mero de vértices e E o n</text:span></text:span><text:span text:style-name="Emphasis"><text:span text:style-name="T7">ú</text:span></text:span><text:span text:style-name="Emphasis"><text:span text:style-name="T6">mero de arestas</text:span></text:span></text:p>
        </text:list-item>
        <text:list-item>
          <text:p text:style-name="P12"><text:span text:style-name="Emphasis"><text:span text:style-name="T6">No algoritmo de Dijkstra <text:s/>percorremos todos os vértices </text:span></text:span><text:span text:style-name="Emphasis"><text:span text:style-name="T13">e arestas o que resulta numa complexidade espacial e temporal de O (E log V) sendo E o n</text:span></text:span><text:span text:style-name="Emphasis"><text:span text:style-name="T14">ú</text:span></text:span><text:span text:style-name="Emphasis"><text:span text:style-name="T13">mero de arestas e V o n</text:span></text:span><text:span text:style-name="Emphasis"><text:span text:style-name="T14">ú</text:span></text:span><text:span text:style-name="Emphasis"><text:span text:style-name="T13">mero de vértices.</text:span></text:span>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6pt" style:font-size-asian="14pt" style:font-size-complex="16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23:06:13.283431828</meta:creation-date>
    <dc:date>2022-05-19T15:08:11.795183496</dc:date>
    <meta:editing-duration>PT21M1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3" meta:paragraph-count="17" meta:word-count="689" meta:character-count="3957" meta:non-whitespace-character-count="3293"/>
  </office:meta>
</office:document-meta>
</file>